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d78cf"/>
    </style:style>
    <style:style style:name="P2" style:family="paragraph" style:parent-style-name="Standard">
      <style:text-properties officeooo:rsid="001d78cf" officeooo:paragraph-rsid="001d78cf"/>
    </style:style>
    <style:style style:name="P3" style:family="paragraph" style:parent-style-name="Standard">
      <style:text-properties officeooo:rsid="001ee87f" officeooo:paragraph-rsid="001ee87f"/>
    </style:style>
    <style:style style:name="P4" style:family="paragraph" style:parent-style-name="Standard">
      <style:text-properties officeooo:paragraph-rsid="001ee87f"/>
    </style:style>
    <style:style style:name="P5" style:family="paragraph" style:parent-style-name="Standard">
      <style:text-properties officeooo:paragraph-rsid="00230815"/>
    </style:style>
    <style:style style:name="P6" style:family="paragraph" style:parent-style-name="Standard">
      <style:text-properties officeooo:paragraph-rsid="0024fd63"/>
    </style:style>
    <style:style style:name="P7" style:family="paragraph" style:parent-style-name="Standard">
      <style:text-properties officeooo:paragraph-rsid="0025bb7b"/>
    </style:style>
    <style:style style:name="P8" style:family="paragraph" style:parent-style-name="Standard">
      <style:text-properties officeooo:rsid="00273989" officeooo:paragraph-rsid="00273989"/>
    </style:style>
    <style:style style:name="P9" style:family="paragraph" style:parent-style-name="Standard">
      <style:text-properties officeooo:paragraph-rsid="00273989"/>
    </style:style>
    <style:style style:name="T1" style:family="text">
      <style:text-properties officeooo:rsid="001d78cf"/>
    </style:style>
    <style:style style:name="T2" style:family="text">
      <style:text-properties officeooo:rsid="001ee87f"/>
    </style:style>
    <style:style style:name="T3" style:family="text">
      <style:text-properties officeooo:rsid="0020a1c0"/>
    </style:style>
    <style:style style:name="T4" style:family="text">
      <style:text-properties officeooo:rsid="002137a6"/>
    </style:style>
    <style:style style:name="T5" style:family="text">
      <style:text-properties officeooo:rsid="00230815"/>
    </style:style>
    <style:style style:name="T6" style:family="text">
      <style:text-properties officeooo:rsid="0024fd63"/>
    </style:style>
    <style:style style:name="T7" style:family="text">
      <style:text-properties officeooo:rsid="0025bb7b"/>
    </style:style>
    <style:style style:name="T8" style:family="text">
      <style:text-properties officeooo:rsid="00273989"/>
    </style:style>
    <style:style style:name="T9" style:family="text">
      <style:text-properties officeooo:rsid="0028e7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SSIER ALGORITHMIQUE</text:p>
      <text:p text:style-name="Standard"/>
      <text:p text:style-name="Standard"><text:s/>INTRODUCTION</text:p>
      <text:p text:style-name="Standard"/>
      <text:p text:style-name="Standard">Ce dossier présente l'étude algorithmique de différentes opérations fondamentales sur les structures de données en C, notamment les tableaux unidimensionnel<text:span text:style-name="T1">s</text:span> et les matrices bidimensionnelles. Les algorithmes développés couvrent les opérations arithmétiques, les recherches, les manipulations et les analyses statistiques. Chaque programme illustre des concepts essentiels de la programmation structurée et de la gestion mémoire dynamique en langage C.</text:p>
      <text:p text:style-name="Standard"/>
      <text:p text:style-name="Standard"/>
      <text:p text:style-name="Standard"/>
      <text:p text:style-name="Standard">1. SOMME DE MATRICES</text:p>
      <text:p text:style-name="Standard"/>
      <text:p text:style-name="P1">Prob<text:span text:style-name="T1">lème :</text:span> </text:p>
      <text:p text:style-name="P1"><text:span text:style-name="T1">calc</text:span>uler la somme de deux matrices de même dimension.</text:p>
      <text:p text:style-name="Standard"/>
      <text:p text:style-name="Standard">Principe de résolution :</text:p>
      <text:p text:style-name="P1">L'addition de deux matrices s'effectue élément par élément. Pour deux matrices A et B de dimension n×m, la matrice résultat C aura la même dimension et chaque élément <text:span text:style-name="T1">sera obtenu selon la formule :</text:span> C[i][j] = A[i][j] + B[i][j]. </text:p>
      <text:p text:style-name="P1">La résolution suit quatre étapes principales :</text:p>
      <text:p text:style-name="Standard">- Saisir les dimensions communes des deux matrices</text:p>
      <text:p text:style-name="Standard">- Lire les éléments des deux matrices</text:p>
      <text:p text:style-name="Standard">- Calculer la somme élément par élément</text:p>
      <text:p text:style-name="Standard">- Afficher la matrice résultat</text:p>
      <text:p text:style-name="P2"/>
      <text:p text:style-name="P2">Dictionnaire de données :</text:p>
      <text:p text:style-name="P3">Ici nous aurons :</text:p>
      <text:p text:style-name="P3">- 3 tableaux à 2 dimentions de types entiers qui représenteront les matrices.</text:p>
      <text:p text:style-name="P3">- 2 entiers n et m qui représenteront respectivement le nombre de ligne et le nombre de colonnes.</text:p>
      <text:p text:style-name="P3">- é entiers i et j pour les indices des tableaux.</text:p>
      <text:p text:style-name="Standard"/>
      <text:p text:style-name="Standard">Algorithme :</text:p>
      <text:p text:style-name="Standard"/>
      <text:p text:style-name="Standard">ALGORITHME SommeMatrices</text:p>
      <text:p text:style-name="Standard">VARIABLES:</text:p>
      <text:p text:style-name="Standard"><text:s text:c="4"/>n, m : entier ; </text:p>
      <text:p text:style-name="P4"><text:s text:c="4"/>mat1, mat2, som : <text:span text:style-name="T2">tableau[100][100]</text:span> d'entier ;</text:p>
      <text:p text:style-name="Standard"><text:s text:c="4"/>i, j : entier ; </text:p>
      <text:p text:style-name="Standard">DEBUT</text:p>
      <text:p text:style-name="Standard"><text:s text:c="4"/>e<text:span text:style-name="T3">crire(</text:span> "Entrer le nombre de colonnes : "<text:span text:style-name="T3">) ;</text:span></text:p>
      <text:p text:style-name="Standard"><text:s text:c="4"/>l<text:span text:style-name="T3">ire(</text:span>n<text:span text:style-name="T3">) ;</text:span></text:p>
      <text:p text:style-name="Standard"><text:s text:c="4"/>e<text:span text:style-name="T3">crire(</text:span> "Entrer le nombre de lignes : "<text:span text:style-name="T3">) ;</text:span></text:p>
      <text:p text:style-name="Standard"><text:s text:c="4"/><text:span text:style-name="T3">lire</text:span>(m<text:span text:style-name="T3">) ;</text:span></text:p>
      <text:p text:style-name="Standard"><text:s text:c="4"/></text:p>
      <text:p text:style-name="Standard"><text:s text:c="4"/>// Saisie d<text:span text:style-name="T3">e la </text:span>première matrice</text:p>
      <text:p text:style-name="Standard"><text:s text:c="5"/><text:span text:style-name="T3">pour </text:span>i <text:span text:style-name="T3">allant de </text:span><text:s/>0 <text:span text:style-name="T3">à</text:span> m-1 <text:span text:style-name="T3">faire ;</text:span></text:p>
      <text:p text:style-name="Standard"><text:s text:c="8"/><text:span text:style-name="T3">pour</text:span> j <text:span text:style-name="T3">allant de </text:span>0 <text:span text:style-name="T3">à</text:span> n-1 f<text:span text:style-name="T3">aire </text:span>;</text:p>
      <text:p text:style-name="Standard"><text:s text:c="12"/><text:span text:style-name="T3">ecrire(</text:span> "Entrer l'élément mat1["i+1"]["j+1"] : "<text:span text:style-name="T3">) ;</text:span></text:p>
      <text:p text:style-name="Standard"><text:s text:c="12"/><text:span text:style-name="T3">lire </text:span>(mat1[i][j]) ;</text:p>
      <text:p text:style-name="Standard"><text:s text:c="8"/><text:span text:style-name="T3">finpour</text:span></text:p>
      <text:p text:style-name="Standard"><text:soft-page-break/><text:s text:c="4"/><text:span text:style-name="T3">finpour</text:span></text:p>
      <text:p text:style-name="Standard"><text:s text:c="4"/></text:p>
      <text:p text:style-name="Standard"><text:s text:c="4"/>// Saisie deuxième matrice</text:p>
      <text:p text:style-name="Standard"><text:s text:c="4"/><text:span text:style-name="T3">pour</text:span> i <text:span text:style-name="T3">allant de </text:span><text:s/>0 <text:span text:style-name="T3">à</text:span> m-1 <text:span text:style-name="T3">faire ;</text:span></text:p>
      <text:p text:style-name="Standard"><text:s text:c="8"/><text:span text:style-name="T3">pour</text:span> j <text:span text:style-name="T3">allant de </text:span>0 <text:span text:style-name="T3">à</text:span> n-1 f<text:span text:style-name="T3">aire ;</text:span></text:p>
      <text:p text:style-name="Standard"><text:s text:c="12"/><text:span text:style-name="T3">ecrire(</text:span>"Entrer l'élément mat2[" i+1 "][" j+1 "] : "<text:span text:style-name="T3">) ;</text:span></text:p>
      <text:p text:style-name="Standard"><text:s text:c="12"/><text:span text:style-name="T3">lire</text:span> (mat2[i][j]) ;</text:p>
      <text:p text:style-name="Standard"><text:s text:c="8"/><text:span text:style-name="T3">finpour</text:span></text:p>
      <text:p text:style-name="Standard"><text:s text:c="4"/><text:span text:style-name="T3">finpour</text:span></text:p>
      <text:p text:style-name="Standard"><text:s text:c="4"/></text:p>
      <text:p text:style-name="Standard"><text:s text:c="4"/>// Calcul de la somme</text:p>
      <text:p text:style-name="Standard"><text:s text:c="4"/><text:span text:style-name="T3">pour</text:span> i <text:span text:style-name="T3">allant de</text:span> 0 <text:span text:style-name="T3">à</text:span> m-1 <text:span text:style-name="T3">faire ;</text:span></text:p>
      <text:p text:style-name="Standard"><text:s text:c="8"/><text:span text:style-name="T3">pour</text:span> j <text:span text:style-name="T3">allant de</text:span> 0 à n-1 <text:span text:style-name="T3">faire ;</text:span></text:p>
      <text:p text:style-name="Standard"><text:s text:c="12"/>som[i][j] ← mat1[i][j] + mat2[i][j] ;</text:p>
      <text:p text:style-name="Standard"><text:s text:c="8"/><text:span text:style-name="T3">finpour</text:span></text:p>
      <text:p text:style-name="Standard"><text:s text:c="4"/><text:span text:style-name="T3">finpour</text:span></text:p>
      <text:p text:style-name="Standard"><text:s text:c="4"/></text:p>
      <text:p text:style-name="Standard"><text:s text:c="4"/>// Affichage du résultat</text:p>
      <text:p text:style-name="Standard"><text:s text:c="4"/><text:span text:style-name="T3">pour</text:span> i <text:s/><text:span text:style-name="T3">allant de </text:span>0 <text:span text:style-name="T3">à</text:span> m-1 <text:span text:style-name="T3">faire ;</text:span></text:p>
      <text:p text:style-name="Standard"><text:s text:c="8"/>p<text:span text:style-name="T4">our</text:span> j <text:span text:style-name="T4">allant de </text:span>0 <text:span text:style-name="T4">à</text:span> n-1 <text:span text:style-name="T4">faire ;</text:span></text:p>
      <text:p text:style-name="Standard"><text:s text:c="12"/><text:span text:style-name="T8">ecrire</text:span> som[i][j] ;</text:p>
      <text:p text:style-name="Standard"><text:s text:c="8"/>f<text:span text:style-name="T4">inpour</text:span></text:p>
      <text:p text:style-name="Standard"><text:s text:c="4"/><text:span text:style-name="T4">finpour</text:span></text:p>
      <text:p text:style-name="Standard">f<text:span text:style-name="T4">in</text:span></text:p>
      <text:p text:style-name="Standard"/>
      <text:p text:style-name="Standard"/>
      <text:p text:style-name="Standard">Complexité :</text:p>
      <text:p text:style-name="Standard">- Temporelle : O(n×m) pour chaque opération (saisie, calcul, affichage)</text:p>
      <text:p text:style-name="Standard">- Spatiale : O(3×n×m <text:span text:style-name="T4">+4</text:span>) pour les trois matrices</text:p>
      <text:p text:style-name="Standard"/>
      <text:p text:style-name="Standard"/>
      <text:p text:style-name="Standard"/>
      <text:p text:style-name="Standard"><text:span text:style-name="T4">2</text:span>. PRODUIT DE MATRICES</text:p>
      <text:p text:style-name="Standard"/>
      <text:p text:style-name="Standard">Problématique :</text:p>
      <text:p text:style-name="Standard">Effectuer la multiplication de deux matrices compatibles (le nombre de colonnes de la première doit égaler le nombre de lignes de la seconde).</text:p>
      <text:p text:style-name="Standard"/>
      <text:p text:style-name="Standard">Principe de résolution :</text:p>
      <text:p text:style-name="Standard">La multiplication matricielle nécessite une compatibilité dimensionnelle : pour multiplier A(n×m) par B(p×q), il faut que m = p. Le résultat sera une matrice C(n×q). Chaque élément C[i][j] est obtenu par le produit scalaire de la ligne i de A avec la colonne j de B. La stratégie comprend :</text:p>
      <text:p text:style-name="Standard">- Vérifier la compatibilité des dimensions (boucle jusqu'à obtenir des matrices compatibles)</text:p>
      <text:p text:style-name="Standard">- Saisir les éléments des deux matrices</text:p>
      <text:p text:style-name="Standard">- Initialiser la matrice résultat à zéro</text:p>
      <text:p text:style-name="Standard">- Calculer chaque élément par triple boucle imbriquée</text:p>
      <text:p text:style-name="Standard">- Afficher les matrices d'entrée et le résultat</text:p>
      <text:p text:style-name="Standard"/>
      <text:p text:style-name="Standard">Algorithme :</text:p>
      <text:p text:style-name="Standard"/>
      <text:p text:style-name="Standard">a<text:span text:style-name="T5">lgorithme : </text:span>ProduitMatrices</text:p>
      <text:p text:style-name="Standard"><text:span text:style-name="T5">variable</text:span>:</text:p>
      <text:p text:style-name="Standard"><text:soft-page-break/><text:s text:c="4"/>n, m, a, n2 : entiers ; </text:p>
      <text:p text:style-name="P5"><text:s text:c="4"/>mat1, mat2, som : <text:span text:style-name="T5">tableau[100][100]</text:span> d'entier ;</text:p>
      <text:p text:style-name="Standard"><text:s text:c="4"/>i, j, k : entiers ;</text:p>
      <text:p text:style-name="Standard"/>
      <text:p text:style-name="Standard">d<text:span text:style-name="T5">ebut</text:span></text:p>
      <text:p text:style-name="Standard"><text:s text:c="4"/><text:span text:style-name="T5">repeter</text:span></text:p>
      <text:p text:style-name="Standard"><text:s text:c="8"/><text:span text:style-name="T5">ecrire(</text:span> "Entrer le nombre de colonnes de mat1 : "<text:span text:style-name="T5">) ;</text:span></text:p>
      <text:p text:style-name="Standard"><text:s text:c="8"/><text:span text:style-name="T5">lire</text:span> (n) ;</text:p>
      <text:p text:style-name="Standard"><text:s text:c="8"/><text:span text:style-name="T5">ecrire(</text:span> "Entrer le nombre de lignes de mat1 : "<text:span text:style-name="T5">) ;</text:span></text:p>
      <text:p text:style-name="Standard"><text:s text:c="8"/>l<text:span text:style-name="T6">ibre</text:span> <text:span text:style-name="T6">(</text:span>m) ;</text:p>
      <text:p text:style-name="Standard"><text:s text:c="8"/><text:span text:style-name="T6">ecrire(</text:span>"Entrer le nombre de colonnes de mat2 : "<text:span text:style-name="T6">) ;</text:span></text:p>
      <text:p text:style-name="Standard"><text:s text:c="8"/><text:span text:style-name="T6">lire</text:span> (a) ;</text:p>
      <text:p text:style-name="Standard"><text:s text:c="8"/><text:span text:style-name="T6">ecrire(</text:span>"Entrer le nombre de lignes de mat2 : "<text:span text:style-name="T6">) ;</text:span></text:p>
      <text:p text:style-name="Standard"><text:s text:c="8"/><text:span text:style-name="T6">lire(</text:span>n2) ;</text:p>
      <text:p text:style-name="Standard"><text:s text:c="4"/><text:span text:style-name="T6">jusqu</text:span>'<text:span text:style-name="T6">à</text:span> (n = n2) <text:s/></text:p>
      <text:p text:style-name="Standard"><text:s text:c="4"/></text:p>
      <text:p text:style-name="Standard"><text:s text:c="4"/>// Saisie d<text:span text:style-name="T3">e la </text:span>première matrice</text:p>
      <text:p text:style-name="P6"><text:s text:c="5"/><text:span text:style-name="T3">pour </text:span>i <text:span text:style-name="T3">allant de </text:span><text:s/>0 <text:span text:style-name="T3">à</text:span> m-1 <text:span text:style-name="T3">faire ;</text:span></text:p>
      <text:p text:style-name="P6"><text:s text:c="8"/><text:span text:style-name="T3">pour</text:span> j <text:span text:style-name="T3">allant de </text:span>0 <text:span text:style-name="T3">à</text:span> n-1 f<text:span text:style-name="T3">aire </text:span>;</text:p>
      <text:p text:style-name="P6"><text:s text:c="12"/><text:span text:style-name="T3">ecrire(</text:span> "Entrer l'élément mat1["i+1"]["j+1"] : "<text:span text:style-name="T3">) ;</text:span></text:p>
      <text:p text:style-name="P6"><text:s text:c="12"/><text:span text:style-name="T3">lire </text:span>(mat1[i][j]) ;</text:p>
      <text:p text:style-name="P6"><text:s text:c="8"/><text:span text:style-name="T3">finpour</text:span></text:p>
      <text:p text:style-name="P6"><text:s text:c="4"/><text:span text:style-name="T3">finpour</text:span></text:p>
      <text:p text:style-name="P6"><text:s text:c="4"/></text:p>
      <text:p text:style-name="P6"><text:s text:c="4"/>// Saisie deuxième matrice</text:p>
      <text:p text:style-name="P6"><text:s text:c="4"/><text:span text:style-name="T3">pour</text:span> i <text:span text:style-name="T3">allant de </text:span><text:s/>0 <text:span text:style-name="T3">à</text:span> m-1 <text:span text:style-name="T3">faire ;</text:span></text:p>
      <text:p text:style-name="P6"><text:s text:c="8"/><text:span text:style-name="T3">pour</text:span> j <text:span text:style-name="T3">allant de </text:span>0 <text:span text:style-name="T3">à</text:span> n-1 f<text:span text:style-name="T3">aire ;</text:span></text:p>
      <text:p text:style-name="P6"><text:s text:c="12"/><text:span text:style-name="T3">ecrire(</text:span>"Entrer l'élément mat2[" i+1 "][" j+1 "] : "<text:span text:style-name="T3">) ;</text:span></text:p>
      <text:p text:style-name="P6"><text:s text:c="12"/><text:span text:style-name="T3">lire</text:span> (mat2[i][j]) ;</text:p>
      <text:p text:style-name="P6"><text:s text:c="8"/><text:span text:style-name="T3">finpour</text:span></text:p>
      <text:p text:style-name="P6"><text:s text:c="4"/><text:span text:style-name="T3">finpour</text:span></text:p>
      <text:p text:style-name="Standard"><text:s text:c="4"/></text:p>
      <text:p text:style-name="Standard"><text:s text:c="4"/>// Initialisation de la matrice résultat</text:p>
      <text:p text:style-name="Standard"><text:s text:c="4"/><text:span text:style-name="T6">pour</text:span> i <text:span text:style-name="T6">allant de</text:span> 0 <text:span text:style-name="T6">à </text:span>m-1 <text:span text:style-name="T6">faire ;</text:span></text:p>
      <text:p text:style-name="Standard"><text:s text:c="8"/><text:span text:style-name="T6">pour</text:span> j <text:span text:style-name="T6">allant de </text:span>0 à a-1 f<text:span text:style-name="T6">aire ;</text:span></text:p>
      <text:p text:style-name="Standard"><text:s text:c="12"/>som[i][j] ← 0 ;</text:p>
      <text:p text:style-name="Standard"><text:s text:c="8"/>f<text:span text:style-name="T6">inpour</text:span></text:p>
      <text:p text:style-name="Standard"><text:s text:c="4"/><text:span text:style-name="T6">finpour</text:span></text:p>
      <text:p text:style-name="Standard"><text:s text:c="4"/></text:p>
      <text:p text:style-name="Standard"><text:s text:c="4"/>// Calcul du produit matriciel</text:p>
      <text:p text:style-name="Standard"><text:s text:c="4"/><text:span text:style-name="T6">pour</text:span> k <text:span text:style-name="T6">allant de</text:span> 0 <text:span text:style-name="T6">à</text:span> a-1 <text:span text:style-name="T6">faire ;</text:span></text:p>
      <text:p text:style-name="Standard"><text:s text:c="8"/><text:span text:style-name="T6">pour</text:span> i <text:span text:style-name="T6">allant de </text:span>0 <text:span text:style-name="T6">à</text:span> m-1 f<text:span text:style-name="T6">aire ;</text:span></text:p>
      <text:p text:style-name="Standard"><text:s text:c="12"/><text:span text:style-name="T6">pour</text:span> j <text:span text:style-name="T6">allant de</text:span> 0 <text:span text:style-name="T6">à</text:span> n-1 <text:span text:style-name="T6">faire ;</text:span></text:p>
      <text:p text:style-name="Standard"><text:s text:c="16"/>som[k][i] ← som[k][i] + mat1[j][i] * mat2[k][j] ;</text:p>
      <text:p text:style-name="Standard"><text:s text:c="12"/>f<text:span text:style-name="T6">inpour</text:span></text:p>
      <text:p text:style-name="Standard"><text:s text:c="8"/><text:span text:style-name="T7">finpour</text:span></text:p>
      <text:p text:style-name="Standard"><text:s text:c="4"/><text:span text:style-name="T7">finpour</text:span></text:p>
      <text:p text:style-name="Standard"><text:s text:c="4"/></text:p>
      <text:p text:style-name="Standard"><text:s text:c="4"/>// Affichage des matrices et du résultat</text:p>
      <text:p text:style-name="P7"><text:s text:c="5"/><text:span text:style-name="T3">pour</text:span> i <text:s/><text:span text:style-name="T3">allant de </text:span>0 <text:span text:style-name="T3">à</text:span> m-1 <text:span text:style-name="T3">faire ;</text:span></text:p>
      <text:p text:style-name="P7"><text:s text:c="8"/>p<text:span text:style-name="T4">our</text:span> j <text:span text:style-name="T4">allant de </text:span>0 <text:span text:style-name="T4">à</text:span> n-1 <text:span text:style-name="T4">faire ;</text:span></text:p>
      <text:p text:style-name="P7"><text:s text:c="12"/><text:span text:style-name="T7">ecrire</text:span> <text:span text:style-name="T7">mat1</text:span>[i][j] ;</text:p>
      <text:p text:style-name="P7"><text:soft-page-break/><text:s text:c="8"/>f<text:span text:style-name="T4">inpour</text:span></text:p>
      <text:p text:style-name="P7"><text:s text:c="4"/><text:span text:style-name="T4">finpour</text:span></text:p>
      <text:p text:style-name="P7"><text:s/><text:span text:style-name="T3">pour</text:span> i <text:s/><text:span text:style-name="T3">allant de </text:span>0 <text:span text:style-name="T3">à</text:span> <text:span text:style-name="T7">n</text:span>-1 <text:span text:style-name="T3">faire ;</text:span></text:p>
      <text:p text:style-name="P7"><text:s text:c="8"/>p<text:span text:style-name="T4">our</text:span> j <text:span text:style-name="T4">allant de </text:span>0 <text:span text:style-name="T4">à</text:span> <text:span text:style-name="T7">a</text:span>-1 <text:span text:style-name="T4">faire ;</text:span></text:p>
      <text:p text:style-name="P7"><text:s text:c="12"/><text:span text:style-name="T8">ecrire</text:span> <text:span text:style-name="T7">mat2</text:span>[i][j] ;</text:p>
      <text:p text:style-name="P7"><text:s text:c="8"/>f<text:span text:style-name="T4">inpour</text:span></text:p>
      <text:p text:style-name="P7"><text:s text:c="4"/><text:span text:style-name="T4">finpour</text:span></text:p>
      <text:p text:style-name="P7"><text:s/><text:span text:style-name="T3">pour</text:span> i <text:s/><text:span text:style-name="T3">allant de </text:span>0 <text:span text:style-name="T3">à</text:span> m-1 <text:span text:style-name="T3">faire ;</text:span></text:p>
      <text:p text:style-name="P7"><text:s text:c="8"/>p<text:span text:style-name="T4">our</text:span> j <text:span text:style-name="T4">allant de </text:span>0 <text:span text:style-name="T4">à</text:span> <text:span text:style-name="T7">a</text:span>-1 <text:span text:style-name="T4">faire ;</text:span></text:p>
      <text:p text:style-name="P7"><text:s text:c="12"/><text:span text:style-name="T8">ecrire</text:span> som[i][j] ;</text:p>
      <text:p text:style-name="P7"><text:s text:c="8"/>f<text:span text:style-name="T4">inpour</text:span></text:p>
      <text:p text:style-name="P7"><text:s text:c="4"/><text:span text:style-name="T4">finpour</text:span></text:p>
      <text:p text:style-name="P8">fin</text:p>
      <text:p text:style-name="Standard"/>
      <text:p text:style-name="Standard"/>
      <text:p text:style-name="Standard">Complexité :</text:p>
      <text:p text:style-name="Standard">- Temporelle : O(n×m×a) pour le calcul du produit</text:p>
      <text:p text:style-name="Standard">- Spatiale : O(n×m + a×n2 + a×m) pour les trois matrices</text:p>
      <text:p text:style-name="Standard"/>
      <text:p text:style-name="Standard"/>
      <text:p text:style-name="Standard"/>
      <text:p text:style-name="Standard"><text:s/>3. RECHERCHE SÉQUENTIELLE DANS UN TABLEAU</text:p>
      <text:p text:style-name="Standard"/>
      <text:p text:style-name="Standard">Problématique :</text:p>
      <text:p text:style-name="Standard">Rechercher un élément spécifique dans un tableau et retourner sa position.</text:p>
      <text:p text:style-name="Standard"/>
      <text:p text:style-name="Standard">Principe de résolution :</text:p>
      <text:p text:style-name="Standard">La recherche séquentielle consiste à parcourir le tableau élément par élément jusqu'à trouver la valeur recherchée ou atteindre la fin du tableau. C'est un algorithme de recherche linéaire simple mais efficace pour les petites collections. La stratégie est :</text:p>
      <text:p text:style-name="Standard">- Saisir le tableau et l'élément à rechercher</text:p>
      <text:p text:style-name="Standard">- Parcourir séquentiellement le tableau avec une condition d'arrêt double : fin du tableau OU élément trouvé</text:p>
      <text:p text:style-name="Standard">- Analyser la position finale pour déterminer si l'élément existe</text:p>
      <text:p text:style-name="Standard">- Afficher le résultat (position ou absence) et le tableau complet</text:p>
      <text:p text:style-name="Standard"/>
      <text:p text:style-name="P8">Dictionnaire : </text:p>
      <text:p text:style-name="P8">Ici nous avons :</text:p>
      <text:p text:style-name="P9">n : entier (taille du tableau)</text:p>
      <text:p text:style-name="P9"><text:s text:c="4"/>tab[n] : tableau de réels</text:p>
      <text:p text:style-name="P9"><text:s text:c="4"/>el : réel (élément à rechercher)</text:p>
      <text:p text:style-name="P8"><text:s text:c="4"/>i : entier (indice)</text:p>
      <text:p text:style-name="Standard"/>
      <text:p text:style-name="Standard"><text:span text:style-name="T8">A</text:span>lgorithme :</text:p>
      <text:p text:style-name="Standard">a<text:span text:style-name="T8">lgorithme</text:span> RechercheSequentielle</text:p>
      <text:p text:style-name="Standard"><text:span text:style-name="T8">variable</text:span>:</text:p>
      <text:p text:style-name="Standard"><text:s text:c="4"/>n : entier ;</text:p>
      <text:p text:style-name="P9"><text:s text:c="4"/>tab: tableau [n] de réel ;</text:p>
      <text:p text:style-name="Standard"><text:s text:c="4"/>el : réel ;</text:p>
      <text:p text:style-name="Standard"><text:s text:c="4"/>i : entier ;</text:p>
      <text:p text:style-name="Standard"/>
      <text:p text:style-name="Standard">d<text:span text:style-name="T8">ebut</text:span></text:p>
      <text:p text:style-name="Standard"><text:soft-page-break/><text:s text:c="4"/><text:span text:style-name="T8">ecrire(</text:span> "Entrer le nombre d'éléments : "<text:span text:style-name="T8">) ;</text:span></text:p>
      <text:p text:style-name="Standard"><text:s text:c="4"/><text:span text:style-name="T8">lire</text:span> (n) ;</text:p>
      <text:p text:style-name="Standard"><text:s text:c="4"/></text:p>
      <text:p text:style-name="Standard"><text:s text:c="4"/>// Saisie du tableau</text:p>
      <text:p text:style-name="Standard"><text:s text:c="4"/><text:span text:style-name="T8">pour</text:span> i <text:span text:style-name="T8">allant de</text:span> 0 <text:span text:style-name="T8">à</text:span> n-1 <text:span text:style-name="T8">faire ;</text:span></text:p>
      <text:p text:style-name="Standard"><text:s text:c="8"/>e<text:span text:style-name="T8">crire(</text:span> "Entrer l'élément numéro ", i+1, " : "<text:span text:style-name="T8">) ;</text:span></text:p>
      <text:p text:style-name="P9"><text:s text:c="8"/>l<text:span text:style-name="T8">ire(</text:span> tab[i]<text:span text:style-name="T8">) ;</text:span></text:p>
      <text:p text:style-name="P9"><text:s text:c="4"/><text:span text:style-name="T9">finpour</text:span> <text:s text:c="3"/></text:p>
      <text:p text:style-name="Standard"><text:s text:c="4"/><text:span text:style-name="T9">ecrire</text:span> "Entrer l'élément à rechercher : "</text:p>
      <text:p text:style-name="Standard"><text:s text:c="4"/>LIRE el</text:p>
      <text:p text:style-name="Standard"><text:s text:c="4"/></text:p>
      <text:p text:style-name="Standard"><text:s text:c="4"/>// Recherche séquentielle</text:p>
      <text:p text:style-name="Standard"><text:s text:c="4"/>i ← 0</text:p>
      <text:p text:style-name="Standard"><text:s text:c="4"/>TANT QUE (i &lt; n ET tab[i] ≠ el) FAIRE</text:p>
      <text:p text:style-name="Standard"><text:s text:c="8"/>i ← i + 1</text:p>
      <text:p text:style-name="Standard"><text:s text:c="4"/>FIN TANT QUE</text:p>
      <text:p text:style-name="Standard"><text:s text:c="4"/></text:p>
      <text:p text:style-name="Standard"><text:s text:c="4"/>SI (i &lt; n) ALORS</text:p>
      <text:p text:style-name="Standard"><text:s text:c="8"/>ECRIRE "L'élément ", el, " est à la position ", i+1</text:p>
      <text:p text:style-name="Standard"><text:s text:c="4"/>SINON</text:p>
      <text:p text:style-name="Standard"><text:s text:c="8"/>ECRIRE "L'élément ", el, " n'est pas dans le tableau"</text:p>
      <text:p text:style-name="Standard"><text:s text:c="4"/>FIN SI</text:p>
      <text:p text:style-name="Standard"><text:s text:c="4"/></text:p>
      <text:p text:style-name="Standard"><text:s text:c="4"/>// Affichage du tableau</text:p>
      <text:p text:style-name="Standard"><text:s text:c="4"/>[Affichage complet du tableau]</text:p>
      <text:p text:style-name="Standard">FIN</text:p>
      <text:p text:style-name="Standard">```</text:p>
      <text:p text:style-name="Standard"/>
      <text:p text:style-name="Standard">### Complexité</text:p>
      <text:p text:style-name="Standard">- **Temporelle :** </text:p>
      <text:p text:style-name="Standard"><text:s text:c="2"/>- Meilleur cas : O(1) (élément en première position)</text:p>
      <text:p text:style-name="Standard"><text:s text:c="2"/>- Pire cas : O(n) (élément absent ou en dernière position)</text:p>
      <text:p text:style-name="Standard"><text:s text:c="2"/>- Cas moyen : O(n/2)</text:p>
      <text:p text:style-name="Standard">- **Spatiale :** O(n) pour le tableau</text:p>
      <text:p text:style-name="Standard"/>
      <text:p text:style-name="Standard">---</text:p>
      <text:p text:style-name="Standard"/>
      <text:p text:style-name="Standard">## 4. PRODUIT SCALAIRE (a × b pour a,b &gt; 0)</text:p>
      <text:p text:style-name="Standard"/>
      <text:p text:style-name="Standard">### Problématique</text:p>
      <text:p text:style-name="Standard">Calculer le produit de deux nombres réels positifs.</text:p>
      <text:p text:style-name="Standard"/>
      <text:p text:style-name="Standard">### Principe de résolution</text:p>
      <text:p text:style-name="Standard">Le produit scalaire de deux nombres positifs est une opération arithmétique élémentaire avec validation des conditions d'entrée. La contrainte de positivité nécessite une vérification préalable avant le calcul.</text:p>
      <text:p text:style-name="Standard"/>
      <text:p text:style-name="Standard">### Algorithme conceptuel</text:p>
      <text:p text:style-name="Standard">```</text:p>
      <text:p text:style-name="Standard">ALGORITHME ProduitScalaire</text:p>
      <text:p text:style-name="Standard">VARIABLES:</text:p>
      <text:p text:style-name="Standard"><text:s text:c="4"/>a, b : réels positifs</text:p>
      <text:p text:style-name="Standard"><text:soft-page-break/><text:s text:c="4"/>resultat : réel</text:p>
      <text:p text:style-name="Standard"/>
      <text:p text:style-name="Standard">DEBUT</text:p>
      <text:p text:style-name="Standard"><text:s text:c="4"/>SI (a &gt; 0 ET b &gt; 0) ALORS</text:p>
      <text:p text:style-name="Standard"><text:s text:c="8"/>resultat ← a * b</text:p>
      <text:p text:style-name="Standard"><text:s text:c="8"/>ECRIRE "Le produit scalaire est : ", resultat</text:p>
      <text:p text:style-name="Standard"><text:s text:c="4"/>SINON</text:p>
      <text:p text:style-name="Standard"><text:s text:c="8"/>ECRIRE "Erreur : les valeurs doivent être positives"</text:p>
      <text:p text:style-name="Standard"><text:s text:c="4"/>FIN SI</text:p>
      <text:p text:style-name="Standard">FIN</text:p>
      <text:p text:style-name="Standard">```</text:p>
      <text:p text:style-name="Standard"/>
      <text:p text:style-name="Standard">---</text:p>
      <text:p text:style-name="Standard"/>
      <text:p text:style-name="Standard">## 5. TESTER SI UN TABLEAU EST TRIÉ</text:p>
      <text:p text:style-name="Standard"/>
      <text:p text:style-name="Standard">### Problématique</text:p>
      <text:p text:style-name="Standard">Vérifier si les éléments d'un tableau sont arrangés en ordre croissant.</text:p>
      <text:p text:style-name="Standard"/>
      <text:p text:style-name="Standard">### Principe de résolution</text:p>
      <text:p text:style-name="Standard">La vérification du tri consiste à comparer chaque élément avec son successeur. Si tous les couples consécutifs respectent la relation d'ordre (≤), le tableau est trié. L'algorithme utilise un parcours optimisé avec arrêt anticipé dès qu'un désordre est détecté. La stratégie comprend :</text:p>
      <text:p text:style-name="Standard">1. Traiter les cas particuliers (tableaux vides ou à un élément)</text:p>
      <text:p text:style-name="Standard">2. Parcourir le tableau en comparant les éléments adjacents</text:p>
      <text:p text:style-name="Standard">3. Utiliser un indicateur booléen pour signaler le désordre</text:p>
      <text:p text:style-name="Standard">4. Arrêter dès la première violation de l'ordre</text:p>
      <text:p text:style-name="Standard"/>
      <text:p text:style-name="Standard">### Algorithme</text:p>
      <text:p text:style-name="Standard">```</text:p>
      <text:p text:style-name="Standard">ALGORITHME TestTriTableau</text:p>
      <text:p text:style-name="Standard">VARIABLES:</text:p>
      <text:p text:style-name="Standard"><text:s text:c="4"/>n : entier (taille du tableau)</text:p>
      <text:p text:style-name="Standard"><text:s text:c="4"/>tab[n] : tableau de réels</text:p>
      <text:p text:style-name="Standard"><text:s text:c="4"/>tri : entier (booléen, 0=trié, 1=non trié)</text:p>
      <text:p text:style-name="Standard"><text:s text:c="4"/>i : entier (indice)</text:p>
      <text:p text:style-name="Standard"/>
      <text:p text:style-name="Standard">DEBUT</text:p>
      <text:p text:style-name="Standard"><text:s text:c="4"/>ECRIRE "Entrer le nombre d'éléments : "</text:p>
      <text:p text:style-name="Standard"><text:s text:c="4"/>LIRE n</text:p>
      <text:p text:style-name="Standard"><text:s text:c="4"/></text:p>
      <text:p text:style-name="Standard"><text:s text:c="4"/>// Saisie du tableau</text:p>
      <text:p text:style-name="Standard"><text:s text:c="4"/>POUR i DE 0 A n-1 FAIRE</text:p>
      <text:p text:style-name="Standard"><text:s text:c="8"/>ECRIRE "Entrer l'élément numéro ", i+1, " : "</text:p>
      <text:p text:style-name="Standard"><text:s text:c="8"/>LIRE tab[i]</text:p>
      <text:p text:style-name="Standard"><text:s text:c="4"/>FIN POUR</text:p>
      <text:p text:style-name="Standard"><text:s text:c="4"/></text:p>
      <text:p text:style-name="Standard"><text:s text:c="4"/>// Cas particuliers</text:p>
      <text:p text:style-name="Standard"><text:s text:c="4"/>SI (n &lt; 2 ET n ≥ 0) ALORS</text:p>
      <text:p text:style-name="Standard"><text:s text:c="8"/>ECRIRE "Le tableau est rangé"</text:p>
      <text:p text:style-name="Standard"><text:s text:c="8"/>RETOURNER</text:p>
      <text:p text:style-name="Standard"><text:s text:c="4"/>FIN SI</text:p>
      <text:p text:style-name="Standard"><text:soft-page-break/><text:s text:c="4"/></text:p>
      <text:p text:style-name="Standard"><text:s text:c="4"/>// Test du tri</text:p>
      <text:p text:style-name="Standard"><text:s text:c="4"/>i ← 0</text:p>
      <text:p text:style-name="Standard"><text:s text:c="4"/>tri ← 0</text:p>
      <text:p text:style-name="Standard"><text:s text:c="4"/>TANT QUE (i &lt; n-1 ET tri = 0) FAIRE</text:p>
      <text:p text:style-name="Standard"><text:s text:c="8"/>SI (tab[i] &gt; tab[i+1]) ALORS</text:p>
      <text:p text:style-name="Standard"><text:s text:c="12"/>tri ← 1</text:p>
      <text:p text:style-name="Standard"><text:s text:c="8"/>FIN SI</text:p>
      <text:p text:style-name="Standard"><text:s text:c="8"/>i ← i + 1</text:p>
      <text:p text:style-name="Standard"><text:s text:c="4"/>FIN TANT QUE</text:p>
      <text:p text:style-name="Standard"><text:s text:c="4"/></text:p>
      <text:p text:style-name="Standard"><text:s text:c="4"/>SI (tri = 0) ALORS</text:p>
      <text:p text:style-name="Standard"><text:s text:c="8"/>ECRIRE "Le tableau est rangé"</text:p>
      <text:p text:style-name="Standard"><text:s text:c="4"/>SINON</text:p>
      <text:p text:style-name="Standard"><text:s text:c="8"/>ECRIRE "Le tableau n'est pas rangé"</text:p>
      <text:p text:style-name="Standard"><text:s text:c="4"/>FIN SI</text:p>
      <text:p text:style-name="Standard">FIN</text:p>
      <text:p text:style-name="Standard">```</text:p>
      <text:p text:style-name="Standard"/>
      <text:p text:style-name="Standard">### Complexité</text:p>
      <text:p text:style-name="Standard">- **Temporelle :** </text:p>
      <text:p text:style-name="Standard"><text:s text:c="2"/>- Meilleur cas : O(1) (premier couple non ordonné)</text:p>
      <text:p text:style-name="Standard"><text:s text:c="2"/>- Pire cas : O(n) (tableau entièrement trié)</text:p>
      <text:p text:style-name="Standard">- **Spatiale :** O(n) pour le tableau</text:p>
      <text:p text:style-name="Standard"/>
      <text:p text:style-name="Standard">---</text:p>
      <text:p text:style-name="Standard"/>
      <text:p text:style-name="Standard">## 6. MÉDIANE D'UN TABLEAU</text:p>
      <text:p text:style-name="Standard"/>
      <text:p text:style-name="Standard">### Problématique</text:p>
      <text:p text:style-name="Standard">Calculer la médiane d'un tableau de nombres (valeur centrale après tri).</text:p>
      <text:p text:style-name="Standard"/>
      <text:p text:style-name="Standard">### Principe de résolution</text:p>
      <text:p text:style-name="Standard">La médiane est la valeur centrale d'un ensemble ordonné de données. Pour un tableau trié :</text:p>
      <text:p text:style-name="Standard">- Si le nombre d'éléments est impair : médiane = élément central</text:p>
      <text:p text:style-name="Standard">- Si le nombre d'éléments est pair : médiane = moyenne des deux éléments centraux</text:p>
      <text:p text:style-name="Standard">Le programme assume que le tableau est déjà trié. La stratégie consiste à :</text:p>
      <text:p text:style-name="Standard">1. Saisir les données du tableau</text:p>
      <text:p text:style-name="Standard">2. Déterminer la parité du nombre d'éléments</text:p>
      <text:p text:style-name="Standard">3. Appliquer la formule appropriée selon le cas</text:p>
      <text:p text:style-name="Standard">4. Afficher le résultat</text:p>
      <text:p text:style-name="Standard"/>
      <text:p text:style-name="Standard">### Algorithme</text:p>
      <text:p text:style-name="Standard">```</text:p>
      <text:p text:style-name="Standard">ALGORITHME MedianeTableau</text:p>
      <text:p text:style-name="Standard">VARIABLES:</text:p>
      <text:p text:style-name="Standard"><text:s text:c="4"/>n : entier (taille du tableau)</text:p>
      <text:p text:style-name="Standard"><text:s text:c="4"/>tab[n] : tableau de réels</text:p>
      <text:p text:style-name="Standard"><text:s text:c="4"/>med : réel (médiane)</text:p>
      <text:p text:style-name="Standard"><text:s text:c="4"/>i : entier (indice)</text:p>
      <text:p text:style-name="Standard"/>
      <text:p text:style-name="Standard">DEBUT</text:p>
      <text:p text:style-name="Standard"><text:soft-page-break/><text:s text:c="4"/>ECRIRE "Entrer le nombre d'éléments : "</text:p>
      <text:p text:style-name="Standard"><text:s text:c="4"/>LIRE n</text:p>
      <text:p text:style-name="Standard"><text:s text:c="4"/></text:p>
      <text:p text:style-name="Standard"><text:s text:c="4"/>// Saisie du tableau</text:p>
      <text:p text:style-name="Standard"><text:s text:c="4"/>POUR i DE 0 A n-1 FAIRE</text:p>
      <text:p text:style-name="Standard"><text:s text:c="8"/>ECRIRE "Entrer l'élément numéro ", i+1, " : "</text:p>
      <text:p text:style-name="Standard"><text:s text:c="8"/>LIRE tab[i]</text:p>
      <text:p text:style-name="Standard"><text:s text:c="4"/>FIN POUR</text:p>
      <text:p text:style-name="Standard"><text:s text:c="4"/></text:p>
      <text:p text:style-name="Standard"><text:s text:c="4"/>// Calcul de la médiane (suppose le tableau trié)</text:p>
      <text:p text:style-name="Standard"><text:s text:c="4"/>SI (n MOD 2 = 0) ALORS</text:p>
      <text:p text:style-name="Standard"><text:s text:c="8"/>// Nombre pair d'éléments</text:p>
      <text:p text:style-name="Standard"><text:s text:c="8"/>med ← (tab[n/2] + tab[n/2-1]) / 2</text:p>
      <text:p text:style-name="Standard"><text:s text:c="4"/>SINON</text:p>
      <text:p text:style-name="Standard"><text:s text:c="8"/>// Nombre impair d'éléments</text:p>
      <text:p text:style-name="Standard"><text:s text:c="8"/>med ← tab[n/2]</text:p>
      <text:p text:style-name="Standard"><text:s text:c="4"/>FIN SI</text:p>
      <text:p text:style-name="Standard"><text:s text:c="4"/></text:p>
      <text:p text:style-name="Standard"><text:s text:c="4"/>ECRIRE "La médiane est : ", med</text:p>
      <text:p text:style-name="Standard"><text:s text:c="4"/></text:p>
      <text:p text:style-name="Standard"><text:s text:c="4"/>// Affichage du tableau</text:p>
      <text:p text:style-name="Standard"><text:s text:c="4"/>[Affichage complet du tableau]</text:p>
      <text:p text:style-name="Standard">FIN</text:p>
      <text:p text:style-name="Standard">```</text:p>
      <text:p text:style-name="Standard"/>
      <text:p text:style-name="Standard">### Complexité</text:p>
      <text:p text:style-name="Standard">- **Temporelle :** O(n) pour la saisie et l'affichage, O(1) pour le calcul</text:p>
      <text:p text:style-name="Standard">- **Spatiale :** O(n) pour le tableau</text:p>
      <text:p text:style-name="Standard">- **Note :** Nécessite un tableau préalablement trié pour un résultat correct</text:p>
      <text:p text:style-name="Standard"/>
      <text:p text:style-name="Standard">---</text:p>
      <text:p text:style-name="Standard"/>
      <text:p text:style-name="Standard">## 7. INVERSER UN TABLEAU</text:p>
      <text:p text:style-name="Standard"/>
      <text:p text:style-name="Standard">### Problématique</text:p>
      <text:p text:style-name="Standard">Inverser l'ordre des éléments dans un tableau (premier devient dernier, etc.).</text:p>
      <text:p text:style-name="Standard"/>
      <text:p text:style-name="Standard">### Principe de résolution</text:p>
      <text:p text:style-name="Standard">L'inversion d'un tableau s'effectue par échange symétrique des éléments. L'élément en position i est échangé avec l'élément en position (n-1-i). Pour optimiser, on ne parcourt que la moitié du tableau (jusqu'à n/2) car chaque échange traite deux positions simultanément. La méthode utilise :</text:p>
      <text:p text:style-name="Standard">1. Une variable temporaire pour l'échange</text:p>
      <text:p text:style-name="Standard">2. Un parcours de 0 à n/2-1</text:p>
      <text:p text:style-name="Standard">3. L'échange symétrique : tab[i] ↔ tab[n-1-i]</text:p>
      <text:p text:style-name="Standard"/>
      <text:p text:style-name="Standard">### Algorithme</text:p>
      <text:p text:style-name="Standard">```</text:p>
      <text:p text:style-name="Standard">ALGORITHME InverserTableau</text:p>
      <text:p text:style-name="Standard">VARIABLES:</text:p>
      <text:p text:style-name="Standard"><text:s text:c="4"/>n : entier (taille du tableau)</text:p>
      <text:p text:style-name="Standard"><text:s text:c="4"/>t[n] : tableau de réels</text:p>
      <text:p text:style-name="Standard"><text:s text:c="4"/>a : réel (variable temporaire)</text:p>
      <text:p text:style-name="Standard"><text:soft-page-break/><text:s text:c="4"/>i : entier (indice)</text:p>
      <text:p text:style-name="Standard"/>
      <text:p text:style-name="Standard">DEBUT</text:p>
      <text:p text:style-name="Standard"><text:s text:c="4"/>ECRIRE "Entrer le nombre d'éléments : "</text:p>
      <text:p text:style-name="Standard"><text:s text:c="4"/>LIRE n</text:p>
      <text:p text:style-name="Standard"><text:s text:c="4"/></text:p>
      <text:p text:style-name="Standard"><text:s text:c="4"/>// Saisie du tableau</text:p>
      <text:p text:style-name="Standard"><text:s text:c="4"/>POUR i DE 0 A n-1 FAIRE</text:p>
      <text:p text:style-name="Standard"><text:s text:c="8"/>ECRIRE "Entrer l'élément numéro ", i+1, " : "</text:p>
      <text:p text:style-name="Standard"><text:s text:c="8"/>LIRE t[i]</text:p>
      <text:p text:style-name="Standard"><text:s text:c="4"/>FIN POUR</text:p>
      <text:p text:style-name="Standard"><text:s text:c="4"/></text:p>
      <text:p text:style-name="Standard"><text:s text:c="4"/>// Inversion par échange symétrique</text:p>
      <text:p text:style-name="Standard"><text:s text:c="4"/>POUR i DE 0 A (n/2)-1 FAIRE</text:p>
      <text:p text:style-name="Standard"><text:s text:c="8"/>a ← t[i]</text:p>
      <text:p text:style-name="Standard"><text:s text:c="8"/>t[i] ← t[n-i-1]</text:p>
      <text:p text:style-name="Standard"><text:s text:c="8"/>t[n-i-1] ← a</text:p>
      <text:p text:style-name="Standard"><text:s text:c="4"/>FIN POUR</text:p>
      <text:p text:style-name="Standard"><text:s text:c="4"/></text:p>
      <text:p text:style-name="Standard"><text:s text:c="4"/>// Affichage du tableau inversé</text:p>
      <text:p text:style-name="Standard"><text:s text:c="4"/>ECRIRE "|"</text:p>
      <text:p text:style-name="Standard"><text:s text:c="4"/>POUR i DE 0 A n-1 FAIRE</text:p>
      <text:p text:style-name="Standard"><text:s text:c="8"/>ECRIRE " ", t[i], " |"</text:p>
      <text:p text:style-name="Standard"><text:s text:c="4"/>FIN POUR</text:p>
      <text:p text:style-name="Standard">FIN</text:p>
      <text:p text:style-name="Standard">```</text:p>
      <text:p text:style-name="Standard"/>
      <text:p text:style-name="Standard">### Complexité</text:p>
      <text:p text:style-name="Standard">- **Temporelle :** O(n/2) ≈ O(n) pour l'inversion, O(n) total</text:p>
      <text:p text:style-name="Standard">- **Spatiale :** O(n) pour le tableau + O(1) pour la variable temporaire</text:p>
      <text:p text:style-name="Standard"/>
      <text:p text:style-name="Standard">---</text:p>
      <text:p text:style-name="Standard"/>
      <text:p text:style-name="Standard">## 8. PRODUITS VECTORIEL ET PRODUIT VECTEUR × MATRICE</text:p>
      <text:p text:style-name="Standard"/>
      <text:p text:style-name="Standard">### Problématique</text:p>
      <text:p text:style-name="Standard">Calculer le produit vectoriel de deux vecteurs et le produit d'un vecteur par une matrice.</text:p>
      <text:p text:style-name="Standard"/>
      <text:p text:style-name="Standard">### Principe de résolution</text:p>
      <text:p text:style-name="Standard">**Produit vectoriel 2D :** Pour deux vecteurs (a,b) et (c,d), le produit vectoriel est ad - bc (déterminant de la matrice 2×2).</text:p>
      <text:p text:style-name="Standard">**Produit vecteur × matrice :** Chaque composante du vecteur résultat est obtenue par le produit scalaire du vecteur d'entrée avec la colonne correspondante de la matrice.</text:p>
      <text:p text:style-name="Standard"/>
      <text:p text:style-name="Standard">### Algorithme conceptuel - Produit Vectoriel 2D</text:p>
      <text:p text:style-name="Standard">```</text:p>
      <text:p text:style-name="Standard">ALGORITHME ProduitVectoriel2D</text:p>
      <text:p text:style-name="Standard">VARIABLES:</text:p>
      <text:p text:style-name="Standard"><text:s text:c="4"/>vect1[2], vect2[2] : vecteurs 2D</text:p>
      <text:p text:style-name="Standard"><text:s text:c="4"/>resultat : réel</text:p>
      <text:p text:style-name="Standard"/>
      <text:p text:style-name="Standard">DEBUT</text:p>
      <text:p text:style-name="Standard"><text:soft-page-break/><text:s text:c="4"/>// Pour deux vecteurs 2D : (a,b) × (c,d) = ad - bc</text:p>
      <text:p text:style-name="Standard"><text:s text:c="4"/>resultat ← vect1[0] * vect2[1] - vect1[1] * vect2[0]</text:p>
      <text:p text:style-name="Standard"><text:s text:c="4"/>RETOURNER resultat</text:p>
      <text:p text:style-name="Standard">FIN</text:p>
      <text:p text:style-name="Standard">```</text:p>
      <text:p text:style-name="Standard"/>
      <text:p text:style-name="Standard">### Algorithme conceptuel - Produit Vecteur × Matrice</text:p>
      <text:p text:style-name="Standard">```</text:p>
      <text:p text:style-name="Standard">ALGORITHME ProduitVecteurMatrice</text:p>
      <text:p text:style-name="Standard">VARIABLES:</text:p>
      <text:p text:style-name="Standard"><text:s text:c="4"/>vect[n] : vecteur de taille n</text:p>
      <text:p text:style-name="Standard"><text:s text:c="4"/>mat[n][m] : matrice n×m</text:p>
      <text:p text:style-name="Standard"><text:s text:c="4"/>resultat[m] : vecteur résultat</text:p>
      <text:p text:style-name="Standard"/>
      <text:p text:style-name="Standard">DEBUT</text:p>
      <text:p text:style-name="Standard"><text:s text:c="4"/>POUR j DE 0 A m-1 FAIRE</text:p>
      <text:p text:style-name="Standard"><text:s text:c="8"/>resultat[j] ← 0</text:p>
      <text:p text:style-name="Standard"><text:s text:c="8"/>POUR i DE 0 A n-1 FAIRE</text:p>
      <text:p text:style-name="Standard"><text:s text:c="12"/>resultat[j] ← resultat[j] + vect[i] * mat[i][j]</text:p>
      <text:p text:style-name="Standard"><text:s text:c="8"/>FIN POUR</text:p>
      <text:p text:style-name="Standard"><text:s text:c="4"/>FIN POUR</text:p>
      <text:p text:style-name="Standard">FIN</text:p>
      <text:p text:style-name="Standard">```</text:p>
      <text:p text:style-name="Standard"/>
      <text:p text:style-name="Standard">---</text:p>
      <text:p text:style-name="Standard"/>
      <text:p text:style-name="Standard">## 9. PRODUITS VECTORIEL</text:p>
      <text:p text:style-name="Standard"/>
      <text:p text:style-name="Standard">### Problématique</text:p>
      <text:p text:style-name="Standard">Calculer le produit vectoriel entre deux vecteurs dans l'espace.</text:p>
      <text:p text:style-name="Standard"/>
      <text:p text:style-name="Standard">### Principe de résolution</text:p>
      <text:p text:style-name="Standard">Le produit vectoriel de deux vecteurs 3D produit un vecteur perpendiculaire aux deux vecteurs d'origine. Pour les vecteurs u(a,b,c) et v(d,e,f), le résultat w est calculé par les formules des déterminants partiels : w = (bf-ce, cd-af, ae-bd).</text:p>
      <text:p text:style-name="Standard"/>
      <text:p text:style-name="Standard">### Algorithme conceptuel</text:p>
      <text:p text:style-name="Standard">```</text:p>
      <text:p text:style-name="Standard">ALGORITHME ProduitVectoriel3D</text:p>
      <text:p text:style-name="Standard">VARIABLES:</text:p>
      <text:p text:style-name="Standard"><text:s text:c="4"/>u[3], v[3], w[3] : vecteurs 3D</text:p>
      <text:p text:style-name="Standard"/>
      <text:p text:style-name="Standard">DEBUT</text:p>
      <text:p text:style-name="Standard"><text:s text:c="4"/>w[0] ← u[1] * v[2] - u[2] * v[1]</text:p>
      <text:p text:style-name="Standard"><text:s text:c="4"/>w[1] ← u[2] * v[0] - u[0] * v[2] <text:s/></text:p>
      <text:p text:style-name="Standard"><text:s text:c="4"/>w[2] ← u[0] * v[1] - u[1] * v[0]</text:p>
      <text:p text:style-name="Standard">FIN</text:p>
      <text:p text:style-name="Standard">```</text:p>
      <text:p text:style-name="Standard"/>
      <text:p text:style-name="Standard">---</text:p>
      <text:p text:style-name="Standard"/>
      <text:p text:style-name="Standard">## CONCLUSION</text:p>
      <text:p text:style-name="Standard"><text:soft-page-break/></text:p>
      <text:p text:style-name="Standard">Ce dossier algorithmique présente un ensemble complet d'opérations fondamentales sur les structures de données linéaires et bidimensionnelles. Les algorithmes développés illustrent différents paradigmes de programmation : la manipulation directe de données, les algorithmes de recherche, les opérations arithmétiques complexes et les analyses statistiq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4T16:11:45.728279390</meta:creation-date>
    <dc:date>2025-09-24T17:47:53.869593281</dc:date>
    <meta:editing-duration>PT3M28S</meta:editing-duration>
    <meta:editing-cycles>1</meta:editing-cycles>
    <meta:document-statistic meta:table-count="0" meta:image-count="0" meta:object-count="0" meta:page-count="11" meta:paragraph-count="425" meta:word-count="2343" meta:character-count="14315" meta:non-whitespace-character-count="10968"/>
    <meta:generator>LibreOffice/7.3.7.2$Linux_X86_64 LibreOffice_project/30$Build-2</meta:generator>
  </office:meta>
</office:document-meta>
</file>